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9">
            <text:p>Organisation name</text:p>
          </table:table-cell>
          <table:table-cell office:value-type="string" table:number-columns-spanned="1" table:number-rows-spanned="3" table:content-validation-name="val2" table:style-name="ce19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9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9">
            <text:p>Admin officers/admin assistants</text:p>
          </table:table-cell>
          <table:covered-table-cell/>
          <table:table-cell office:value-type="string" table:number-columns-spanned="2" table:number-rows-spanned="1" table:style-name="ce19">
            <text:p>Executive Officers</text:p>
          </table:table-cell>
          <table:covered-table-cell/>
          <table:table-cell office:value-type="string" table:number-columns-spanned="2" table:number-rows-spanned="1" table:style-name="ce1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9">
            <text:p>Grade 6/7</text:p>
          </table:table-cell>
          <table:covered-table-cell/>
          <table:table-cell office:value-type="string" table:number-columns-spanned="2" table:number-rows-spanned="1" table:style-name="ce19">
            <text:p>Senior Civil Service</text:p>
          </table:table-cell>
          <table:covered-table-cell/>
          <table:table-cell office:value-type="string" table:number-columns-spanned="2" table:number-rows-spanned="1" table:style-name="ce1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0">
            <text:p>Interim managers</text:p>
          </table:table-cell>
          <table:covered-table-cell/>
          <table:table-cell office:value-type="string" table:number-columns-spanned="2" table:number-rows-spanned="1" table:style-name="ce20">
            <text:p>Specialist Contractors</text:p>
          </table:table-cell>
          <table:covered-table-cell/>
          <table:table-cell office:value-type="string" table:number-columns-spanned="2" table:number-rows-spanned="1" table:style-name="ce20">
            <text:p>Consultants/consultancy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9">
            <text:p>Salary</text:p>
          </table:table-cell>
          <table:table-cell office:value-type="string" table:number-columns-spanned="1" table:number-rows-spanned="2" table:style-name="ce19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9">
            <text:p>Total paybill for payroll staff</text:p>
          </table:table-cell>
          <table:table-cell office:value-type="string" table:number-columns-spanned="1" table:number-rows-spanned="2" table:style-name="ce1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cost of consultants/</text:p>
            <text:p>consultancy</text:p>
          </table:table-cell>
          <table:table-cell office:value-type="string" table:number-columns-spanned="1" table:number-rows-spanned="2" table:style-name="ce1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8196" table:style-name="ce27">
            <text:p>8196</text:p>
          </table:table-cell>
          <table:table-cell office:value-type="float" office:value="7270.1597897664196" table:style-name="ce45">
            <text:p>7270.16</text:p>
          </table:table-cell>
          <table:table-cell office:value-type="float" office:value="14219" table:style-name="ce44">
            <text:p>14219</text:p>
          </table:table-cell>
          <table:table-cell office:value-type="float" office:value="13091.391682742053" table:style-name="ce51">
            <text:p>13091.39</text:p>
          </table:table-cell>
          <table:table-cell office:value-type="float" office:value="8839" table:style-name="ce50">
            <text:p>8839</text:p>
          </table:table-cell>
          <table:table-cell office:value-type="float" office:value="8552.9061430723959" table:style-name="ce129">
            <text:p>8552.91</text:p>
          </table:table-cell>
          <table:table-cell office:value-type="float" office:value="3407" table:style-name="ce128">
            <text:p>3407</text:p>
          </table:table-cell>
          <table:table-cell office:value-type="float" office:value="3329.287484985402" table:style-name="ce135">
            <text:p>3329.29</text:p>
          </table:table-cell>
          <table:table-cell office:value-type="float" office:value="286" table:style-name="ce134">
            <text:p>286</text:p>
          </table:table-cell>
          <table:table-cell office:value-type="float" office:value="280.29729729740006" table:style-name="ce147">
            <text:p>280.30</text:p>
          </table:table-cell>
          <table:table-cell office:value-type="float" office:value="251" table:style-name="ce146">
            <text:p>251</text:p>
          </table:table-cell>
          <table:table-cell office:value-type="float" office:value="247.11294144159999" table:style-name="ce99">
            <text:p>247.11</text:p>
          </table:table-cell>
          <table:table-cell office:value-type="float" office:value="35198" table:content-validation-name="val2" table:style-name="ce111">
            <text:p>35,198</text:p>
          </table:table-cell>
          <table:table-cell office:value-type="float" office:value="32771.155339305267" table:content-validation-name="val2" table:style-name="ce110">
            <text:p>32,771.16</text:p>
          </table:table-cell>
          <table:table-cell office:value-type="float" office:value="2690" table:style-name="ce98">
            <text:p>2690</text:p>
          </table:table-cell>
          <table:table-cell office:value-type="float" office:value="2607.3084677144006" table:style-name="ce81">
            <text:p>2607.31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75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690" table:style-name="ce114">
            <text:p>2,690</text:p>
          </table:table-cell>
          <table:table-cell office:value-type="float" office:value="2607.3084677144006" table:style-name="ce121">
            <text:p>2,607.31</text:p>
          </table:table-cell>
          <table:table-cell office:value-type="float" office:value="37888" table:content-validation-name="val2" table:style-name="ce115">
            <text:p>37,888</text:p>
          </table:table-cell>
          <table:table-cell office:value-type="float" office:value="35378.463807019667" table:content-validation-name="val2" table:style-name="ce116">
            <text:p>35,378.46</text:p>
          </table:table-cell>
          <table:table-cell office:value-type="currency" office:value="90343190.510000005" table:content-validation-name="val1" table:style-name="ce12">
            <text:p>£90,343,190.51</text:p>
          </table:table-cell>
          <table:table-cell office:value-type="currency" office:value="9914624.2700000033" table:content-validation-name="val1" table:style-name="ce12">
            <text:p>£9,914,624.27</text:p>
          </table:table-cell>
          <table:table-cell office:value-type="currency" office:value="739472.31" table:content-validation-name="val1" table:style-name="ce12">
            <text:p>£739,472.31</text:p>
          </table:table-cell>
          <table:table-cell office:value-type="currency" office:value="1757510.8900000001" table:content-validation-name="val1" table:style-name="ce12">
            <text:p>£1,757,510.89</text:p>
          </table:table-cell>
          <table:table-cell office:value-type="currency" office:value="25769936.459999997" table:content-validation-name="val1" table:style-name="ce12">
            <text:p>£25,769,936.46</text:p>
          </table:table-cell>
          <table:table-cell office:value-type="currency" office:value="9529983.4200000018" table:content-validation-name="val1" table:style-name="ce12">
            <text:p>£9,529,983.42</text:p>
          </table:table-cell>
          <table:table-cell office:value-type="currency" office:value="138054717.86000001" table:style-name="ce13">
            <text:p>£138,054,717.86</text:p>
          </table:table-cell>
          <table:table-cell office:value-type="currency" office:value="8905668.6699999999" table:content-validation-name="val1" table:style-name="ce14">
            <text:p>£8,905,668.67</text:p>
          </table:table-cell>
          <table:table-cell office:value-type="currency" office:value="2299210.0100000002" table:content-validation-name="val1" table:style-name="ce14">
            <text:p>£2,299,210.01</text:p>
          </table:table-cell>
          <table:table-cell office:value-type="currency" office:value="11204878.68" table:style-name="ce13">
            <text:p>£11,204,878.68</text:p>
          </table:table-cell>
          <table:table-cell office:value-type="currency" office:value="149259596.54000002" table:style-name="ce15">
            <text:p>£149,259,596.5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324" table:style-name="ce28">
            <text:p>324</text:p>
          </table:table-cell>
          <table:table-cell office:value-type="float" office:value="260.40891891619964" table:style-name="ce46">
            <text:p>260.41</text:p>
          </table:table-cell>
          <table:table-cell office:value-type="float" office:value="312" table:style-name="ce47">
            <text:p>312</text:p>
          </table:table-cell>
          <table:table-cell office:value-type="float" office:value="273.14448648569993" table:style-name="ce52">
            <text:p>273.14</text:p>
          </table:table-cell>
          <table:table-cell office:value-type="float" office:value="360" table:style-name="ce53">
            <text:p>360</text:p>
          </table:table-cell>
          <table:table-cell office:value-type="float" office:value="346.28740540550001" table:style-name="ce130">
            <text:p>346.29</text:p>
          </table:table-cell>
          <table:table-cell office:value-type="float" office:value="55" table:style-name="ce131">
            <text:p>55</text:p>
          </table:table-cell>
          <table:table-cell office:value-type="float" office:value="53.53" table:style-name="ce136">
            <text:p>53.53</text:p>
          </table:table-cell>
          <table:table-cell office:value-type="float" office:value="12" table:style-name="ce137">
            <text:p>12</text:p>
          </table:table-cell>
          <table:table-cell office:value-type="float" office:value="12" table:style-name="ce148">
            <text:p>12.00</text:p>
          </table:table-cell>
          <table:table-cell office:value-type="float" office:value="6" table:style-name="ce149">
            <text:p>6</text:p>
          </table:table-cell>
          <table:table-cell office:value-type="float" office:value="0.49" table:style-name="ce100">
            <text:p>0.49</text:p>
          </table:table-cell>
          <table:table-cell office:value-type="float" office:value="1069" table:content-validation-name="val2" table:style-name="ce111">
            <text:p>1,069</text:p>
          </table:table-cell>
          <table:table-cell office:value-type="float" office:value="945.8608108073995" table:content-validation-name="val2" table:style-name="ce110">
            <text:p>945.86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16" table:style-name="ce65">
            <text:p>16</text:p>
          </table:table-cell>
          <table:table-cell office:value-type="float" office:value="15.97" table:style-name="ce76">
            <text:p>15.97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16" table:style-name="ce114">
            <text:p>16</text:p>
          </table:table-cell>
          <table:table-cell office:value-type="float" office:value="15.97" table:style-name="ce121">
            <text:p>15.97</text:p>
          </table:table-cell>
          <table:table-cell office:value-type="float" office:value="1085" table:content-validation-name="val2" table:style-name="ce115">
            <text:p>1,085</text:p>
          </table:table-cell>
          <table:table-cell office:value-type="float" office:value="961.83081080739953" table:content-validation-name="val2" table:style-name="ce116">
            <text:p>961.83</text:p>
          </table:table-cell>
          <table:table-cell office:value-type="currency" office:value="2338274.1700000004" table:content-validation-name="val1" table:style-name="ce12">
            <text:p>£2,338,274.17</text:p>
          </table:table-cell>
          <table:table-cell office:value-type="currency" office:value="13389.06" table:content-validation-name="val1" table:style-name="ce12">
            <text:p>£13,389.0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8029.710000000006" table:content-validation-name="val1" table:style-name="ce12">
            <text:p>£68,029.71</text:p>
          </table:table-cell>
          <table:table-cell office:value-type="currency" office:value="632115.91" table:style-name="ce12">
            <text:p>£632,115.91</text:p>
          </table:table-cell>
          <table:table-cell office:value-type="currency" office:value="243095.64999999997" table:content-validation-name="val1" table:style-name="ce12">
            <text:p>£243,095.65</text:p>
          </table:table-cell>
          <table:table-cell office:value-type="currency" office:value="3294904.5000000005" table:style-name="ce13">
            <text:p>£3,294,904.5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20227.73" table:content-validation-name="val1" table:style-name="ce14">
            <text:p>£320,227.73</text:p>
          </table:table-cell>
          <table:table-cell office:value-type="currency" office:value="320227.73" table:style-name="ce13">
            <text:p>£320,227.73</text:p>
          </table:table-cell>
          <table:table-cell office:value-type="currency" office:value="3615132.2300000004" table:style-name="ce15">
            <text:p>£3,615,132.2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169" table:style-name="ce29">
            <text:p>169</text:p>
          </table:table-cell>
          <table:table-cell office:value-type="float" office:value="163.30000000000001" table:style-name="ce48">
            <text:p>163.30</text:p>
          </table:table-cell>
          <table:table-cell office:value-type="float" office:value="471" table:style-name="ce49">
            <text:p>471</text:p>
          </table:table-cell>
          <table:table-cell office:value-type="float" office:value="452.8" table:style-name="ce54">
            <text:p>452.80</text:p>
          </table:table-cell>
          <table:table-cell office:value-type="float" office:value="286" table:style-name="ce55">
            <text:p>286</text:p>
          </table:table-cell>
          <table:table-cell office:value-type="float" office:value="278.89999999999998" table:style-name="ce132">
            <text:p>278.90</text:p>
          </table:table-cell>
          <table:table-cell office:value-type="float" office:value="42" table:style-name="ce133">
            <text:p>42</text:p>
          </table:table-cell>
          <table:table-cell office:value-type="float" office:value="41.4" table:style-name="ce138">
            <text:p>41.40</text:p>
          </table:table-cell>
          <table:table-cell office:value-type="float" office:value="13" table:style-name="ce139">
            <text:p>13</text:p>
          </table:table-cell>
          <table:table-cell office:value-type="float" office:value="13" table:style-name="ce150">
            <text:p>13.00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06">
            <text:p>1.00</text:p>
          </table:table-cell>
          <table:table-cell office:value-type="float" office:value="982" table:content-validation-name="val2" table:style-name="ce111">
            <text:p>982</text:p>
          </table:table-cell>
          <table:table-cell office:value-type="float" office:value="950.4" table:content-validation-name="val2" table:style-name="ce110">
            <text:p>950.40</text:p>
          </table:table-cell>
          <table:table-cell office:value-type="float" office:value="18" table:style-name="ce102">
            <text:p>18</text:p>
          </table:table-cell>
          <table:table-cell office:value-type="float" office:value="17.363636363636363" table:style-name="ce84">
            <text:p>17.36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6">
            <text:p>0.00</text:p>
          </table:table-cell>
          <table:table-cell office:value-type="float" office:value="4" table:style-name="ce67">
            <text:p>4</text:p>
          </table:table-cell>
          <table:table-cell office:value-type="float" office:value="4" table:style-name="ce78">
            <text:p>4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22" table:style-name="ce114">
            <text:p>22</text:p>
          </table:table-cell>
          <table:table-cell office:value-type="float" office:value="21.363636363636363" table:style-name="ce121">
            <text:p>21.36</text:p>
          </table:table-cell>
          <table:table-cell office:value-type="float" office:value="1004" table:content-validation-name="val2" table:style-name="ce115">
            <text:p>1,004</text:p>
          </table:table-cell>
          <table:table-cell office:value-type="float" office:value="971.76363636363635" table:content-validation-name="val2" table:style-name="ce116">
            <text:p>971.76</text:p>
          </table:table-cell>
          <table:table-cell office:value-type="currency" office:value="3021559" table:content-validation-name="val1" table:style-name="ce12">
            <text:p>£3,021,559.00</text:p>
          </table:table-cell>
          <table:table-cell office:value-type="currency" office:value="129497" table:content-validation-name="val1" table:style-name="ce12">
            <text:p>£129,497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500" table:content-validation-name="val1" table:style-name="ce12">
            <text:p>£5,500.00</text:p>
          </table:table-cell>
          <table:table-cell office:value-type="currency" office:value="814097" table:content-validation-name="val1" table:style-name="ce12">
            <text:p>£814,097.00</text:p>
          </table:table-cell>
          <table:table-cell office:value-type="currency" office:value="345664" table:content-validation-name="val1" table:style-name="ce12">
            <text:p>£345,664.00</text:p>
          </table:table-cell>
          <table:table-cell office:value-type="currency" office:value="4316317" table:style-name="ce13">
            <text:p>£4,316,317.00</text:p>
          </table:table-cell>
          <table:table-cell office:value-type="currency" office:value="52799" table:content-validation-name="val1" table:style-name="ce14">
            <text:p>£52,799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2799" table:style-name="ce13">
            <text:p>£52,799.00</text:p>
          </table:table-cell>
          <table:table-cell office:value-type="currency" office:value="4369116" table:style-name="ce15">
            <text:p>£4,369,116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7.6" table:style-name="ce39">
            <text:p>7.60</text:p>
          </table:table-cell>
          <table:table-cell office:value-type="float" office:value="8" table:style-name="ce38">
            <text:p>8</text:p>
          </table:table-cell>
          <table:table-cell office:value-type="float" office:value="7.8" table:style-name="ce57">
            <text:p>7.80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123">
            <text:p>35.00</text:p>
          </table:table-cell>
          <table:table-cell office:value-type="float" office:value="4" table:style-name="ce122">
            <text:p>4</text:p>
          </table:table-cell>
          <table:table-cell office:value-type="float" office:value="4" table:style-name="ce141">
            <text:p>4.00</text:p>
          </table:table-cell>
          <table:table-cell office:value-type="float" office:value="1" table:style-name="ce140">
            <text:p>1</text:p>
          </table:table-cell>
          <table:table-cell office:value-type="float" office:value="0.8" table:style-name="ce153">
            <text:p>0.8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56" table:content-validation-name="val2" table:style-name="ce111">
            <text:p>56</text:p>
          </table:table-cell>
          <table:table-cell office:value-type="float" office:value="55.199999999999996" table:content-validation-name="val2" table:style-name="ce110">
            <text:p>55.2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56" table:content-validation-name="val2" table:style-name="ce115">
            <text:p>56</text:p>
          </table:table-cell>
          <table:table-cell office:value-type="float" office:value="55.199999999999996" table:content-validation-name="val2" table:style-name="ce116">
            <text:p>55.20</text:p>
          </table:table-cell>
          <table:table-cell office:value-type="currency" office:value="175741.24" table:content-validation-name="val1" table:style-name="ce12">
            <text:p>£175,741.24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5392.99" table:content-validation-name="val1" table:style-name="ce12">
            <text:p>£45,392.99</text:p>
          </table:table-cell>
          <table:table-cell office:value-type="currency" office:value="18602.68" table:content-validation-name="val1" table:style-name="ce12">
            <text:p>£18,602.68</text:p>
          </table:table-cell>
          <table:table-cell office:value-type="currency" office:value="240070.23999999996" table:style-name="ce13">
            <text:p>£240,070.2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070.23999999996" table:style-name="ce15">
            <text:p>£240,070.2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80" table:style-name="ce36">
            <text:p>80</text:p>
          </table:table-cell>
          <table:table-cell office:value-type="float" office:value="72.3" table:style-name="ce40">
            <text:p>72.30</text:p>
          </table:table-cell>
          <table:table-cell office:value-type="float" office:value="94" table:style-name="ce41">
            <text:p>94</text:p>
          </table:table-cell>
          <table:table-cell office:value-type="float" office:value="91.85" table:style-name="ce58">
            <text:p>91.85</text:p>
          </table:table-cell>
          <table:table-cell office:value-type="float" office:value="75" table:style-name="ce59">
            <text:p>75</text:p>
          </table:table-cell>
          <table:table-cell office:value-type="float" office:value="74.77" table:style-name="ce124">
            <text:p>74.77</text:p>
          </table:table-cell>
          <table:table-cell office:value-type="float" office:value="15" table:style-name="ce125">
            <text:p>15</text:p>
          </table:table-cell>
          <table:table-cell office:value-type="float" office:value="14.6" table:style-name="ce142">
            <text:p>14.60</text:p>
          </table:table-cell>
          <table:table-cell office:value-type="float" office:value="3" table:style-name="ce143">
            <text:p>3</text:p>
          </table:table-cell>
          <table:table-cell office:value-type="float" office:value="3" table:style-name="ce154">
            <text:p>3.00</text:p>
          </table:table-cell>
          <table:table-cell office:value-type="float" office:value="4" table:style-name="ce155">
            <text:p>4</text:p>
          </table:table-cell>
          <table:table-cell office:value-type="float" office:value="0.56000000000000005" table:style-name="ce108">
            <text:p>0.56</text:p>
          </table:table-cell>
          <table:table-cell office:value-type="float" office:value="271" table:content-validation-name="val2" table:style-name="ce111">
            <text:p>271</text:p>
          </table:table-cell>
          <table:table-cell office:value-type="float" office:value="257.08" table:content-validation-name="val2" table:style-name="ce110">
            <text:p>257.08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3" table:style-name="ce95">
            <text:p>3</text:p>
          </table:table-cell>
          <table:table-cell office:value-type="float" office:value="2.4" table:style-name="ce119">
            <text:p>2.4</text:p>
          </table:table-cell>
          <table:table-cell office:value-type="float" office:value="3" table:style-name="ce114">
            <text:p>3</text:p>
          </table:table-cell>
          <table:table-cell office:value-type="float" office:value="2.4" table:style-name="ce121">
            <text:p>2.40</text:p>
          </table:table-cell>
          <table:table-cell office:value-type="float" office:value="274" table:content-validation-name="val2" table:style-name="ce115">
            <text:p>274</text:p>
          </table:table-cell>
          <table:table-cell office:value-type="float" office:value="259.47999999999996" table:content-validation-name="val2" table:style-name="ce116">
            <text:p>259.48</text:p>
          </table:table-cell>
          <table:table-cell office:value-type="currency" office:value="793812.22" table:content-validation-name="val1" table:style-name="ce12">
            <text:p>£793,812.22</text:p>
          </table:table-cell>
          <table:table-cell office:value-type="currency" office:value="16703.18" table:content-validation-name="val1" table:style-name="ce12">
            <text:p>£16,703.18</text:p>
          </table:table-cell>
          <table:table-cell office:value-type="currency" office:value="13000" table:content-validation-name="val1" table:style-name="ce12">
            <text:p>£13,000.00</text:p>
          </table:table-cell>
          <table:table-cell office:value-type="currency" office:value="26031.85" table:content-validation-name="val1" table:style-name="ce12">
            <text:p>£26,031.85</text:p>
          </table:table-cell>
          <table:table-cell office:value-type="currency" office:value="197154.28" table:content-validation-name="val1" table:style-name="ce12">
            <text:p>£197,154.28</text:p>
          </table:table-cell>
          <table:table-cell office:value-type="currency" office:value="83624.67" table:content-validation-name="val1" table:style-name="ce12">
            <text:p>£83,624.67</text:p>
          </table:table-cell>
          <table:table-cell office:value-type="currency" office:value="1130326.2" table:style-name="ce13">
            <text:p>£1,130,326.2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8847" table:content-validation-name="val1" table:style-name="ce14">
            <text:p>£48,847.00</text:p>
          </table:table-cell>
          <table:table-cell office:value-type="currency" office:value="48847" table:style-name="ce13">
            <text:p>£48,847.00</text:p>
          </table:table-cell>
          <table:table-cell office:value-type="currency" office:value="1179173.2" table:style-name="ce15">
            <text:p>£1,179,173.2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9" table:style-name="ce37">
            <text:p>9</text:p>
          </table:table-cell>
          <table:table-cell office:value-type="float" office:value="9" table:style-name="ce42">
            <text:p>9.00</text:p>
          </table:table-cell>
          <table:table-cell office:value-type="float" office:value="10" table:style-name="ce43">
            <text:p>10</text:p>
          </table:table-cell>
          <table:table-cell office:value-type="float" office:value="8.8000000000000007" table:style-name="ce60">
            <text:p>8.80</text:p>
          </table:table-cell>
          <table:table-cell office:value-type="float" office:value="93" table:style-name="ce61">
            <text:p>93</text:p>
          </table:table-cell>
          <table:table-cell office:value-type="float" office:value="91.98" table:style-name="ce126">
            <text:p>91.98</text:p>
          </table:table-cell>
          <table:table-cell office:value-type="float" office:value="9" table:style-name="ce127">
            <text:p>9</text:p>
          </table:table-cell>
          <table:table-cell office:value-type="float" office:value="8.8000000000000007" table:style-name="ce144">
            <text:p>8.80</text:p>
          </table:table-cell>
          <table:table-cell office:value-type="float" office:value="2" table:style-name="ce145">
            <text:p>2</text:p>
          </table:table-cell>
          <table:table-cell office:value-type="float" office:value="2" table:style-name="ce156">
            <text:p>2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123" table:content-validation-name="val2" table:style-name="ce111">
            <text:p>123</text:p>
          </table:table-cell>
          <table:table-cell office:value-type="float" office:value="120.58" table:content-validation-name="val2" table:style-name="ce110">
            <text:p>120.58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90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9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123" table:content-validation-name="val2" table:style-name="ce115">
            <text:p>123</text:p>
          </table:table-cell>
          <table:table-cell office:value-type="float" office:value="120.58" table:content-validation-name="val2" table:style-name="ce116">
            <text:p>120.58</text:p>
          </table:table-cell>
          <table:table-cell office:value-type="currency" office:value="328237.25" table:content-validation-name="val1" table:style-name="ce12">
            <text:p>£328,237.25</text:p>
          </table:table-cell>
          <table:table-cell office:value-type="currency" office:value="8490.74" table:content-validation-name="val1" table:style-name="ce12">
            <text:p>£8,490.7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3717.820000000036" table:content-validation-name="val1" table:style-name="ce12">
            <text:p>£83,717.82</text:p>
          </table:table-cell>
          <table:table-cell office:value-type="currency" office:value="34520.67000000002" table:content-validation-name="val1" table:style-name="ce12">
            <text:p>£34,520.67</text:p>
          </table:table-cell>
          <table:table-cell office:value-type="currency" office:value="454966.4800000001" table:style-name="ce13">
            <text:p>£454,966.4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54966.4800000001" table:style-name="ce15">
            <text:p>£454,966.48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3" table:style-name="ce1"/>
          <table:table-cell table:style-name="ce18"/>
          <table:table-cell table:number-columns-repeated="16346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05-26T14:21:48Z</dc:date>
  </office:meta>
</office:document-meta>
</file>